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BX12" svg:font-family="CMBX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time semi-external Burrows-Wheeler transform</text:p>
      <text:p text:style-name="P2"/>
      <text:p text:style-name="P3">Introduction</text:p>
      <text:p text:style-name="P2"/>
      <text:p text:style-name="P2">-short "what is bwt?"</text:p>
      <text:p text:style-name="P2"/>
      <text:p text:style-name="P2">The algorithm is based on the paper "Space-Efficient Construction of the Burrows-Wheeler Transform" by Beller, Zwerger, Gog and Ohlebusch. The important parts of the algorithm are its linear runtime and its low asymptotic memory requirements, one byte of RAM for one byte of input. The algorithm achieves the low memory requirements by storing certain data in the hard drive. Parts of the algorithm can be made to run faster when the algorithm is allowed to use extra memory. The algorithm's extra memory usage is constant and selected by the user when running the algorithm.</text:p>
      <text:p text:style-name="P3"><text:span text:style-name="T1"/></text:p>
      <text:p text:style-name="P3">Algorithm</text:p>
      <text:p text:style-name="P3"><text:span text:style-name="T1"/></text:p>
      <text:p text:style-name="P3"><text:span text:style-name="T1">-explain L-, S- type suffixes, LMS-suffixes and indices, LMS-substring</text:span></text:p>
      <text:p text:style-name="P3"><text:span text:style-name="T1"/></text:p>
      <text:p text:style-name="P3"><text:span text:style-name="T1">The algorithm is slightly modified from the version described in the paper. The algorithm works in eight steps:</text:span></text:p>
      <text:p text:style-name="P3"><text:span text:style-name="T1"/></text:p>
      <text:p text:style-name="P3"><text:span text:style-name="T1">Step 1 passes through the entire input twice. On the first pass, the algorithm counts the number of times each symbol appears in the text. On the second pass, the algorithm finds all LMS-type indices, and outputs them in two lists. A</text:span><text:span text:style-name="T2">LMS, </text:span><text:span text:style-name="T3">Left</text:span><text:span text:style-name="T1"> has the indices such that the indices are ordered by the symbol where they point, and the order in which they appear in the text for indices which point to same symbols. A</text:span><text:span text:style-name="T2">LMS, </text:span><text:span text:style-name="T3">Default</text:span><text:span text:style-name="T1"> has the indices in the same order they appear in the text. The algorithm also returns n</text:span><text:span text:style-name="T2">L,</text:span><text:span text:style-name="T1">, count of how many L-type suffixes start with each symbol, calculated in the second pass.</text:span></text:p>
      <text:p text:style-name="P3"><text:span text:style-name="T1"/></text:p>
      <text:p text:style-name="P3"><text:span text:style-name="T1">Step 2 takes the LMS-indices from A</text:span><text:span text:style-name="T2">LMS, </text:span><text:span text:style-name="T3">Left</text:span><text:span text:style-name="T1"> and walks through the L-parts of the LMS-substrings. The step uses a list A</text:span><text:span text:style-name="T2">L</text:span><text:span text:style-name="T1">. First all LMS-indices from A</text:span><text:span text:style-name="T2">LMS, </text:span><text:span text:style-name="T3">Left</text:span><text:span text:style-name="T1"> are put into A</text:span><text:span text:style-name="T2">L</text:span><text:span text:style-name="T1">. Next each element in the list A</text:span><text:span text:style-name="T2">L</text:span><text:span text:style-name="T1"> is processed one by one. For an element i, if the suffix at i-1 is also an L-type suffix, the element i-1 is put into the list. If it is not, i is outputted to the end of output A</text:span><text:span text:style-name="T2">LMS, Right</text:span><text:span text:style-name="T1">.</text:span></text:p>
      <text:p text:style-name="P3"><text:span text:style-name="T1"/></text:p>
      <text:p text:style-name="P3"><text:span text:style-name="T1">Step 3 takes the indices from A</text:span><text:span text:style-name="T2">LMS, </text:span><text:span text:style-name="T3">Right</text:span><text:span text:style-name="T1"> and walks through the S-parts of the LMS-substrings. Again the step uses a list A</text:span><text:span text:style-name="T2">S</text:span><text:span text:style-name="T1">. All indices from A</text:span><text:span text:style-name="T2">LMS, </text:span><text:span text:style-name="T3">Right</text:span><text:span text:style-name="T1"> are put into A</text:span><text:span text:style-name="T2">S</text:span><text:span text:style-name="T1"> and all elements in the list A</text:span><text:span text:style-name="T2">S</text:span><text:span text:style-name="T1"> are processed one by one. For an element i, if the suffix at i-1 is also an S-type suffix, i-1 is put into the list. Otherwise i is outputted to the end of A</text:span><text:span text:style-name="T2">LMS</text:span><text:span text:style-name="T1">.</text:span></text:p>
      <text:p text:style-name="P3"><text:span text:style-name="T1"/></text:p>
      <text:p text:style-name="P3"><text:span text:style-name="T1">At this point, A</text:span><text:span text:style-name="T2">LMS</text:span><text:span text:style-name="T1"> contains all the LMS-indices in the order of their substrings.</text:span></text:p>
      <text:p text:style-name="P3"><text:span text:style-name="T1"/></text:p>
      <text:p text:style-name="P3"><text:span text:style-name="T1">Step 4 creates a renamed string S' from the LMS-indices. Each LMS-substring is given a new symbol and for each LMS-index in A</text:span><text:span text:style-name="T2">LMS</text:span><text:span text:style-name="T1">, the symbol of its substring is put into S'.</text:span></text:p>
      <text:p text:style-name="P3"><text:span text:style-name="T1"/></text:p>
      <text:p text:style-name="P3"><text:span text:style-name="T1">Step 5 either recursively calculates the Burrows-Wheeler transform of S' if there are duplicate symbols in S', or directly using a counting sort if all symbols in S' are unique. The result is returned as BWT'</text:span></text:p>
      <text:p text:style-name="P3"><text:span text:style-name="T1"/></text:p>
      <text:p text:style-name="P3"><text:span text:style-name="T1">Step 6 has two parts. Part A calculates the inverse suffix array of S' using BWT'. Part B uses the inverse suffix array and A</text:span><text:span text:style-name="T2">LMS, </text:span><text:span text:style-name="T3">Default</text:span><text:span text:style-name="T1"> calculated in step 1 and outputs a list A</text:span><text:span text:style-name="T2">LMS, </text:span><text:span text:style-name="T3">Sorted</text:span><text:span text:style-name="T1"> of the LMS-indices.</text:span></text:p>
      <text:p text:style-name="P3"><text:span text:style-name="T1"/></text:p>
      <text:p text:style-name="P3"><text:soft-page-break/><text:span text:style-name="T1">At this point A</text:span><text:span text:style-name="T2">LMS, </text:span><text:span text:style-name="T3">Sorted</text:span><text:span text:style-name="T1"> has the LMS-indices in the order of their suffixes.</text:span></text:p>
      <text:p text:style-name="P3"><text:span text:style-name="T1"/></text:p>
      <text:p text:style-name="P3"><text:span text:style-name="T1">Step 7 does the same as step 2, except that it takes a list BWT where the output of the algorithm will be written. When an element is taken from the list A</text:span><text:span text:style-name="T2">L</text:span><text:span text:style-name="T1"> and another inserted, the algorithm inserts the correct character into the finished BWT string.</text:span></text:p>
      <text:p text:style-name="P3"><text:span text:style-name="T1"/></text:p>
      <text:p text:style-name="P3"><text:span text:style-name="T1">Step 8 does the same as step 3, except that it takes a list BWT where the output of the algorithm will be written. When an element is taken from the list A</text:span><text:span text:style-name="T2">S</text:span><text:span text:style-name="T1"> and another inserted, the algorithm inserts the correct character into the finished BWT string.</text:span></text:p>
      <text:p text:style-name="P3"><text:span text:style-name="T1"/></text:p>
      <text:p text:style-name="P3"><text:span text:style-name="T1">The paper describes a memory optimization for reducing memory usage. Some of the lists have a special usage pattern. Elements are inserted into them in random order, but they are removed sequentially and elements are never inserted before the last removed element. This can be used to create an external priority queue structure: the list is split into blocks of size n, and each block except the current one is kept on the hard drive. When inserting an element into a location, both the element and the location are written into the file representing the block. When all elements kept in memory are removed, the file for the next block is read and the elements are written into memory to their correct positions. Lists A</text:span><text:span text:style-name="T2">LMS, </text:span><text:span text:style-name="T3">Left</text:span><text:span text:style-name="T1">, A</text:span><text:span text:style-name="T2">L</text:span><text:span text:style-name="T1">, A</text:span><text:span text:style-name="T2">S</text:span><text:span text:style-name="T1">, S' and BWT use the external priority queue structure. This enables them to be kept mostly in hard drive with just a constant memory overhead.</text:span></text:p>
      <text:p text:style-name="P2"/>
      <text:p text:style-name="P3"><text:span text:style-name="T1">The full code of the algorithm is available at a GitHub repository: https://github.com/maickrau/pspa2014BWT</text:span></text:p>
      <text:p text:style-name="P3"><text:span text:style-name="T1"/></text:p>
      <text:p text:style-name="P3">Experiments</text:p>
      <text:p text:style-name="P2"/>
      <text:p text:style-name="P2">-department computers / ukko cluster</text:p>
      <text:p text:style-name="P2">-put temp files to /tmp (no file server slowdowns)</text:p>
      <text:p text:style-name="P2">-input data types: genome data from human genome, 10-500 Mb, text data from wikiquote, 10-250 Mb, random data from /dev/urandom, 10-100 Mb, repeating "a", 10-100 Mb</text:p>
      <text:p text:style-name="P2">-measure performance with /usr/bin/time, report user time + system time</text:p>
      <text:p text:style-name="P2">-why were these test datas selected? real world examples, probably bad case (random), best case (repeat)</text:p>
      <text:p text:style-name="P2"/>
      <text:p text:style-name="P2">1: test in-files performance with varying amounts of extra memory</text:p>
      <text:p text:style-name="P2"/>
      <text:p text:style-name="P2">2: test performance of in-memory vs in-files modes (fastest memory usage for in-files)</text:p>
      <text:p text:style-name="P2"/>
      <text:p text:style-name="P2">3: time used in different steps of the algorithm? use gnu profiler, compile with -g -pg</text:p>
      <text:p text:style-name="P2"/>
      <text:p text:style-name="P3">Results</text:p>
      <text:p text:style-name="P2"/>
      <text:p text:style-name="P2">1: Does more memory always mean faster, or is there a "sweet spot"? How does the sweet spot depend on input size and/or input type?</text:p>
      <text:p text:style-name="P2"/>
      <text:p text:style-name="P2">2: Performance of in-memory vs in-files mode? Does the difference depend on input type?</text:p>
      <text:p text:style-name="P2"/>
      <text:p text:style-name="P2">3: What should be the target of possible future optimizations? Does input type change results?</text:p>
      <text:p text:style-name="P2"/>
      <text:p text:style-name="P3">Sources</text:p>
      <text:p text:style-name="P2"/>
      <text:p text:style-name="P2">T. Beller, M. Zwerger, S. Gog, E. Ohlebusch: <text:span text:style-name="T4">Space-Efficient Construction of the Burrows-Wheeler Transform</text:span><text:span text:style-name="T5">, Springer Lecture Notes in Computer Science Volume 8214, 2013, pages 5-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BX12" svg:font-family="CMBX1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2M39S</meta:editing-duration>
    <meta:editing-cycles>21</meta:editing-cycles>
    <meta:generator>OpenOffice.org/3.4.1$Win32 OpenOffice.org_project/341m1$Build-9593</meta:generator>
    <dc:date>2014-02-14T20:42:36.59</dc:date>
    <meta:document-statistic meta:table-count="0" meta:image-count="0" meta:object-count="0" meta:page-count="2" meta:paragraph-count="34" meta:word-count="976" meta:character-count="5643"/>
    <meta:user-defined meta:name="Info 1"/>
    <meta:user-defined meta:name="Info 2"/>
    <meta:user-defined meta:name="Info 3"/>
    <meta:user-defined meta:name="Info 4"/>
  </office:meta>
</office:document-meta>
</file>